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 style:language-asian="ja" style:country-asian="JP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T8" style:parent-style-name="段落フォント" style:family="text">
      <style:text-properties fo:font-size="16pt" style:font-size-asian="16pt" style:font-size-complex="16pt"/>
    </style:style>
    <style:style style:name="T9" style:parent-style-name="段落フォント" style:family="text">
      <style:text-properties fo:font-size="16pt" style:font-size-asian="16pt" style:font-size-complex="16pt" style:language-asian="ja" style:country-asian="JP"/>
    </style:style>
    <style:style style:name="T10" style:parent-style-name="段落フォント" style:family="text">
      <style:text-properties fo:font-size="16pt" style:font-size-asian="16pt" style:font-size-complex="16pt"/>
    </style:style>
    <style:style style:name="P11" style:parent-style-name="Standard" style:family="paragraph">
      <style:text-properties style:language-asian="ja" style:country-asian="JP"/>
    </style:style>
    <style:style style:name="T12" style:parent-style-name="段落フォント" style:family="text">
      <style:text-properties style:language-asian="ja" style:country-asian="JP"/>
    </style:style>
    <style:style style:name="T13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4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5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16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P17" style:parent-style-name="Standard" style:family="paragraph">
      <style:text-properties style:font-name-asian="DengXian"/>
    </style:style>
    <style:style style:name="P18" style:parent-style-name="Standard" style:family="paragraph">
      <style:text-properties style:font-name="游明朝" style:language-asian="ja" style:country-asian="JP"/>
    </style:style>
    <style:style style:name="T19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20" style:parent-style-name="段落フォント" style:family="text">
      <style:text-properties style:font-name="ＭＳ 明朝" style:font-name-asian="ＭＳ 明朝" style:font-name-complex="ＭＳ 明朝" style:language-asian="ja" style:country-asian="JP"/>
    </style:style>
    <style:style style:name="T21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2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3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  <style:style style:name="T24" style:parent-style-name="段落フォント" style:family="text">
      <style:text-properties style:font-name="ＭＳ 明朝" style:font-name-asian="ＭＳ 明朝" style:font-name-complex="ＭＳ 明朝" style:letter-kerning="false" style:language-asian="ja" style:country-asian="JP"/>
    </style:style>
  </office:automatic-styles>
  <office:body>
    <office:text text:use-soft-page-breaks="true">
      <text:p text:style-name="P1"><text:span text:style-name="T2">Progress Report : Week</text:span><text:span text:style-name="T3"><text:s/></text:span><text:span text:style-name="T4">6</text:span></text:p>
      <text:p text:style-name="Standard"><text:span text:style-name="T5">Team: DV45</text:span></text:p>
      <text:p text:style-name="P6"/>
      <text:p text:style-name="P7"/>
      <text:p text:style-name="Standard"><text:span text:style-name="T8">s1250192</text:span><text:span text:style-name="T9"><text:s/>/ s1250206</text:span><text:span text:style-name="T10"><text:s/>:</text:span></text:p>
      <text:p text:style-name="P11">【本日の課題】</text:p>
      <text:p text:style-name="Standard"><text:span text:style-name="T12">・ソースコードの見直し</text:span></text:p>
      <text:p text:style-name="Standard"><text:span text:style-name="T13">・</text:span><text:span text:style-name="T14">P</text:span><text:span text:style-name="T15">hase2</text:span><text:span text:style-name="T16">のソースコードの補完</text:span></text:p>
      <text:p text:style-name="P17"/>
      <text:p text:style-name="P18">【今後の課題】</text:p>
      <text:p text:style-name="Standard"><text:span text:style-name="T19">　</text:span><text:span text:style-name="T20">引き続き</text:span><text:span text:style-name="T21">Phase2</text:span><text:span text:style-name="T22">のソースコードの補完</text:span><text:span text:style-name="T23">をしていく</text:span><text:span text:style-name="T24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Mangal" svg:font-family="Mangal" style:font-family-generic="roman" style:font-pitch="variable" svg:panose-1="0 0 4 0 0 0 0 0 0 0"/>
    <style:font-face style:name="ＭＳ 明朝" svg:font-family="ＭＳ 明朝" style:font-family-generic="roman" style:font-pitch="fixed" svg:panose-1="2 2 6 9 4 2 5 8 3 4"/>
    <style:font-face style:name="DengXian" svg:font-family="DengXian" style:font-family-generic="system" style:font-pitch="variable" svg:panose-1="2 1 6 0 3 1 1 1 1 1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ヘッダー文字" style:display-name="ヘッダー (文字)" style:family="text" style:parent-style-name="段落フォント">
      <style:text-properties style:font-name-complex="Mangal" style:font-size-complex="10.5pt"/>
    </style: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フッター文字" style:display-name="フッター (文字)" style:family="text" style:parent-style-name="段落フォント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oku bye</meta:initial-creator>
    <dc:creator>Shoku bye</dc:creator>
    <meta:creation-date>2019-05-29T02:41:00Z</meta:creation-date>
    <dc:date>2019-05-29T02:41:00Z</dc:date>
    <meta:template xlink:href="Normal" xlink:type="simple"/>
    <meta:editing-cycles>2</meta:editing-cycles>
    <meta:editing-duration>PT0S</meta:editing-duration>
    <meta:document-statistic meta:page-count="1" meta:paragraph-count="1" meta:word-count="20" meta:character-count="134" meta:row-count="1" meta:non-whitespace-character-count="115"/>
  </office:meta>
</office:document-meta>
</file>